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972in"/>
    </style:style>
    <style:style style:name="co2" style:family="table-column">
      <style:table-column-properties fo:break-before="auto" style:column-width="0.1929in"/>
    </style:style>
    <style:style style:name="co3" style:family="table-column">
      <style:table-column-properties fo:break-before="auto" style:column-width="1.6126in"/>
    </style:style>
    <style:style style:name="co4" style:family="table-column">
      <style:table-column-properties fo:break-before="auto" style:column-width="0.161in"/>
    </style:style>
    <style:style style:name="co5" style:family="table-column">
      <style:table-column-properties fo:break-before="auto" style:column-width="1.2945in"/>
    </style:style>
    <style:style style:name="co6" style:family="table-column">
      <style:table-column-properties fo:break-before="auto" style:column-width="0.1827in"/>
    </style:style>
    <style:style style:name="co7" style:family="table-column">
      <style:table-column-properties fo:break-before="auto" style:column-width="5.8035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34in"/>
    </style:style>
    <style:style style:name="co10" style:family="table-column">
      <style:table-column-properties fo:break-before="auto" style:column-width="1.9555in"/>
    </style:style>
    <style:style style:name="co11" style:family="table-column">
      <style:table-column-properties fo:break-before="auto" style:column-width="2.7807in"/>
    </style:style>
    <style:style style:name="co12" style:family="table-column">
      <style:table-column-properties fo:break-before="auto" style:column-width="7.7075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3.67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s" fo:country="CO"/>
    </style:style>
    <style:style style:name="ce2" style:family="table-cell" style:parent-style-name="Default">
      <style:table-cell-properties fo:border="0.06pt solid #000000"/>
      <style:text-properties fo:language="es" fo:country="CO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language="es" fo:country="CO" fo:font-weight="bold" style:font-weight-asian="bold" style:font-weight-complex="bold"/>
    </style:style>
    <style:style style:name="ce4" style:family="table-cell" style:parent-style-name="Default">
      <style:table-cell-properties fo:border="none"/>
      <style:text-properties fo:language="es" fo:country="CO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cell-protect="none" style:print-content="true" style:text-align-source="fix" style:repeat-content="false" fo:wrap-option="wrap" style:direction="ltr" fo:padding-bottom="0.0193in" fo:padding-left="0.0138in" fo:padding-right="0.0138in" fo:padding-top="0.0193in" style:vertical-align="middle"/>
      <style:paragraph-properties fo:text-align="justify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justify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rueb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5" table:default-cell-style-name="ce1"/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UBICACION</text:p>
          </table:table-cell>
          <table:table-cell/>
          <table:table-cell table:style-name="ce3" office:value-type="string">
            <text:p>ARCHIVO ANTIGUO</text:p>
          </table:table-cell>
          <table:table-cell/>
          <table:table-cell table:style-name="ce3" office:value-type="string">
            <text:p>ARCHIVO NUEVO</text:p>
          </table:table-cell>
          <table:table-cell/>
          <table:table-cell table:style-name="ce2" office:value-type="string">
            <text:p>OBSERVACION</text:p>
          </table:table-cell>
          <table:table-cell table:number-columns-repeated="1015"/>
        </table:table-row>
        <table:table-row table:style-name="ro2">
          <table:table-cell office:value-type="string">
            <text:p>11_MANDATO UNIVENTAS</text:p>
          </table:table-cell>
          <table:table-cell/>
          <table:table-cell table:style-name="Default" office:value-type="string">
            <text:p>UNV-C-2-1</text:p>
          </table:table-cell>
          <table:table-cell table:style-name="Default"/>
          <table:table-cell table:style-name="Default" office:value-type="string">
            <text:p>UNV-C-3-1</text:p>
          </table:table-cell>
          <table:table-cell table:style-name="Default"/>
          <table:table-cell office:value-type="string">
            <text:p>Aparece un mensaje “INTERESES MAL LIQUIDADOS“</text:p>
          </table:table-cell>
          <table:table-cell table:number-columns-repeated="1015"/>
        </table:table-row>
        <table:table-row table:style-name="ro2">
          <table:table-cell table:style-name="Default"/>
          <table:table-cell/>
          <table:table-cell table:style-name="Default" table:number-columns-repeated="4"/>
          <table:table-cell office:value-type="string">
            <text:p>En el archivo antiguo aparece otra direccion (CARRERA 14 NO 93 – 68) otro NIT (830023134) y no aparece telefono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Los valores en la columna Documento estan repedido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La casilla de saldo tiene un valor diferente de 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No se indica en el concepto que el numero corresponde al iva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No se indica la ciudad del cliente (itagui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Cambian nombres patrimonio estrategias inmobiliaria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2"/>
          <table:table-cell table:style-name="Default" office:value-type="string">
            <text:p>UNV-C-2-2</text:p>
          </table:table-cell>
          <table:table-cell table:style-name="Default"/>
          <table:table-cell table:style-name="Default" office:value-type="string">
            <text:p>UNV-C-3-2</text:p>
          </table:table-cell>
          <table:table-cell table:style-name="Default"/>
          <table:table-cell office:value-type="string">
            <text:p>Aparece un mensaje “INTERESES MAL LIQUIDADOS“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Default" table:number-columns-repeated="4"/>
          <table:table-cell office:value-type="string">
            <text:p>En el archivo antiguo aparece otra direccion (CARRERA 14 NO 93 – 68) otro NIT (830023134) y no aparece telefono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No se indica en el concepto que el numero corresponde al iva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No se indica la ciudad del cliente (itagui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Cambian nombres patrimonio estrategias inmobiliaria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2"/>
          <table:table-cell table:style-name="Default" office:value-type="string">
            <text:p>UNV-C-2-3</text:p>
          </table:table-cell>
          <table:table-cell table:style-name="Default"/>
          <table:table-cell table:style-name="Default" office:value-type="string">
            <text:p>UNV-C-3-3</text:p>
          </table:table-cell>
          <table:table-cell table:style-name="Default"/>
          <table:table-cell table:style-name="Default" office:value-type="string">
            <text:p>Aparece un mensaje “EL CLIENTE ENTREGO EL LOCAL AL 31 DE DIC-2011“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En el archivo antiguo aparece otra direccion (CARRERA 14 NO 93 – 68) otro NIT (830023134) y no aparece telefono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Los valores en la columna Documento estan repedido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Cambian nombres patrimonio estrategias inmobiliaria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No se indica la ciudad del cliente (medellin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No se indica en el concepto que el numero corresponde al iva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5"/>
        </table:table-row>
        <table:table-row table:style-name="ro2">
          <table:table-cell table:number-columns-repeated="2"/>
          <table:table-cell table:style-name="Default" office:value-type="string">
            <text:p>UNV-C-2-4</text:p>
          </table:table-cell>
          <table:table-cell table:style-name="Default"/>
          <table:table-cell table:style-name="Default" office:value-type="string">
            <text:p>UNV-C-3-4</text:p>
          </table:table-cell>
          <table:table-cell table:style-name="Default"/>
          <table:table-cell table:style-name="Default" office:value-type="string">
            <text:p>Aparece un mensaje “TERMINACION CONTRATO EL 31 DE ENERO DE 2012“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En el archivo antiguo aparece otra direccion (CARRERA 14 NO 93 – 68) otro NIT (830023134) y no aparece telefono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Los valores en la columna Documento estan repedido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Cambian nombres patrimonio estrategias inmobiliaria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No se indica la ciudad del cliente (itagui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No se indica en el concepto que el numero corresponde al iva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5"/>
        </table:table-row>
        <table:table-row table:style-name="ro2">
          <table:table-cell table:number-columns-repeated="2"/>
          <table:table-cell table:style-name="Default" office:value-type="string">
            <text:p>UNV-C-2-5</text:p>
          </table:table-cell>
          <table:table-cell table:style-name="Default"/>
          <table:table-cell table:style-name="Default" office:value-type="string">
            <text:p>UNV-C-3-5</text:p>
          </table:table-cell>
          <table:table-cell table:style-name="Default"/>
          <table:table-cell table:style-name="Default" office:value-type="string">
            <text:p>Aparece un mensaje “NC A FRA 12697 PERO SERA APLICADA A FACTURA 12744, ENTREGA LOCAL 214 EN OCTUBRE 2011“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En el archivo antiguo aparece otra direccion (CARRERA 14 NO 93 – 68) otro NIT (830023134) y no aparece telefono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Los valores en la columna Documento estan repedido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Cambian nombres patrimonio estrategias inmobiliaria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No se indica la ciudad del cliente (itagui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No se indica en el concepto que el numero corresponde al iva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5"/>
        </table:table-row>
        <table:table-row table:style-name="ro2">
          <table:table-cell table:number-columns-repeated="2"/>
          <table:table-cell table:style-name="Default" office:value-type="string">
            <text:p>UNV-C-2-6</text:p>
          </table:table-cell>
          <table:table-cell table:style-name="Default"/>
          <table:table-cell table:style-name="Default" office:value-type="string">
            <text:p>UNV-C-3-6</text:p>
          </table:table-cell>
          <table:table-cell table:style-name="Default"/>
          <table:table-cell table:style-name="Default" office:value-type="string">
            <text:p>Aparece un mensaje “NEGOCIACION EN LA PRELIQUIDACION DEL 50% DE LOS INTERESES“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En el archivo antiguo aparece otra direccion (CARRERA 14 NO 93 – 68) otro NIT (830023134) y no aparece telefono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Los valores en la columna Documento estan repedido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Cambian nombres patrimonio estrategias inmobiliaria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No se indica la ciudad del cliente (itagui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No se indica en el concepto que el numero corresponde al iva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5"/>
        </table:table-row>
        <table:table-row table:style-name="ro2">
          <table:table-cell table:number-columns-repeated="2"/>
          <table:table-cell table:style-name="Default" office:value-type="string">
            <text:p>UNV-C-2-7</text:p>
          </table:table-cell>
          <table:table-cell table:style-name="Default"/>
          <table:table-cell table:style-name="Default" office:value-type="string">
            <text:p>UNV-C-3-7</text:p>
          </table:table-cell>
          <table:table-cell table:style-name="Default"/>
          <table:table-cell table:style-name="Default" office:value-type="string">
            <text:p>Aparece un mensaje “ERROR EN EL COBRO DEL CANON Y ERROR EN LA FECHA QUE SE RECOBRA“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Los valores en la columna Documento estan repedido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Cambian nombres patrimonio estrategias inmobiliaria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No se indica la ciudad del cliente (Yumbo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No se indica en el concepto que el numero corresponde al iva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5"/>
        </table:table-row>
        <table:table-row table:style-name="ro2">
          <table:table-cell table:number-columns-repeated="2"/>
          <table:table-cell table:style-name="Default" office:value-type="string">
            <text:p>UNV-C-2-8</text:p>
          </table:table-cell>
          <table:table-cell table:style-name="Default"/>
          <table:table-cell table:style-name="Default" office:value-type="string">
            <text:p>UNV-C-3-8</text:p>
          </table:table-cell>
          <table:table-cell table:style-name="Default"/>
          <table:table-cell table:style-name="Default" office:value-type="string">
            <text:p>Aparece un mensaje “NEGOCIACION DEUDA CONCEPTO ORGANIZACION ZONA COMIDAS“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Los valores en la columna Documento estan repedido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Cambian nombres patrimonio estrategias inmobiliaria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No se indica la ciudad del cliente (medellin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No se indica en el concepto que el numero corresponde al iva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La casilla de saldo tiene un valor diferent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5"/>
        </table:table-row>
        <table:table-row table:style-name="ro2">
          <table:table-cell table:number-columns-repeated="2"/>
          <table:table-cell table:style-name="Default" office:value-type="string">
            <text:p>UNV-C-2-9</text:p>
          </table:table-cell>
          <table:table-cell table:style-name="Default"/>
          <table:table-cell table:style-name="Default" office:value-type="string">
            <text:p>UNV-C-3-9</text:p>
          </table:table-cell>
          <table:table-cell table:style-name="Default"/>
          <table:table-cell table:style-name="Default" office:value-type="string">
            <text:p>Aparece un mensaje “NEGOCIACION DEUDA CONCEPTO ORGANIZACION ZONA COMIDAS“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Cambian nombres patrimonio estrategias inmobiliaria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No se indica la ciudad del cliente (itagui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office:value-type="string">
            <text:p>No se indica en el concepto que el numero corresponde al iva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UNV-C-2-10</text:p>
          </table:table-cell>
          <table:table-cell/>
          <table:table-cell office:value-type="string">
            <text:p>UNV-C-3-10</text:p>
          </table:table-cell>
          <table:table-cell/>
          <table:table-cell table:style-name="ce4" office:value-type="string">
            <text:p>Aparece un mensaje “ENTREGA DE LOCAL,Y NEGOCIACION POR PAGO“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office:value-type="string">
            <text:p>Los valores en la columna Documento estan repedido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La casilla de saldo tiene un valor diferente de 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o se indica en el concepto que el numero corresponde al iv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o se indica la ciudad del cliente (itagui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Cambian nombres patrimonio estrategias inmobiliarias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UNV-C-2-11</text:p>
          </table:table-cell>
          <table:table-cell/>
          <table:table-cell office:value-type="string">
            <text:p>UNV-C-3-11</text:p>
          </table:table-cell>
          <table:table-cell/>
          <table:table-cell office:value-type="string">
            <text:p>Aparece un mensaje “LA FECHA EN CONCEPTO FACTURADO ESTA MAL“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office:value-type="string">
            <text:p>No se indica la ciudad del cliente (medellin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Cambian nombres patrimonio estrategias inmobiliarias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UNV-C-2-12</text:p>
          </table:table-cell>
          <table:table-cell/>
          <table:table-cell office:value-type="string">
            <text:p>UnV-C-3-12</text:p>
          </table:table-cell>
          <table:table-cell/>
          <table:table-cell office:value-type="string">
            <text:p>Aparece un mensaje “LA FECHA EN CONCEPTO FACTURADO ESTA MAL”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Los valores en la columna Documento estan repedido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o se indica en el concepto que el numero corresponde al iv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o se indica la ciudad del cliente (medellin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Cambian nombres patrimonio estrategias inmobiliaria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UNV-C-2-13</text:p>
          </table:table-cell>
          <table:table-cell/>
          <table:table-cell office:value-type="string">
            <text:p>UNV-C-3-13</text:p>
          </table:table-cell>
          <table:table-cell/>
          <table:table-cell office:value-type="string">
            <text:p>Aparece un mensaje “EL CLIENTE PAGO Y ESTABA COMO PARTIDA CONCILIATORIA”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En ambos los valores de columna estan repetido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o se indica la ciudad del cliente (envigado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Cambian nombres patrimonio estrategias inmobiliarias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UNV-C-2-14</text:p>
          </table:table-cell>
          <table:table-cell/>
          <table:table-cell office:value-type="string">
            <text:p>UNV-C-3-14</text:p>
          </table:table-cell>
          <table:table-cell/>
          <table:table-cell office:value-type="string">
            <text:p>Aparece un mensaje “EL CLIENTE DEVOLVIO LA FACTURA PORQUE CAMBIO DE RAZON SOCIAL“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Los valores en la columna Documento estan repedido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o se indica en el concepto que el numero corresponde al iv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Cambian nombres patrimonio estrategias inmobiliarias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UNV-C-2-15</text:p>
          </table:table-cell>
          <table:table-cell/>
          <table:table-cell office:value-type="string">
            <text:p>UNV-C-3-15</text:p>
          </table:table-cell>
          <table:table-cell/>
          <table:table-cell office:value-type="string">
            <text:p>Aparece un mensaje “ENTREGA DEL CU 20”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En ambos los valores de columna estan repetido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o se indica la ciudad del cliente (itagui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Cambian nombres patrimonio estrategias inmobiliaria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o se indica en el concepto que el numero corresponde al iva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UNV-C-2-16</text:p>
          </table:table-cell>
          <table:table-cell/>
          <table:table-cell office:value-type="string">
            <text:p>UNV-C-3-16</text:p>
          </table:table-cell>
          <table:table-cell/>
          <table:table-cell office:value-type="string">
            <text:p>Aparece un mensaje “NEGOCIACION ENTREGA LOCAL“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o se indica la ciudad del cliente (itagui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Cambian nombres patrimonio estrategias inmobiliarias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UNV-C-2-17</text:p>
          </table:table-cell>
          <table:table-cell/>
          <table:table-cell office:value-type="string">
            <text:p>UNV-C-3-17</text:p>
          </table:table-cell>
          <table:table-cell/>
          <table:table-cell office:value-type="string">
            <text:p>Aparece un mensaje “NEGOCIACION ENTREGA DEL LOCAL“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Los valores en la columna Documento estan repedido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Cambian nombres patrimonio estrategias inmobiliaria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o se indica en el concepto que el numero corresponde al iva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UNV-C-2-18</text:p>
          </table:table-cell>
          <table:table-cell/>
          <table:table-cell office:value-type="string">
            <text:p>UNV-C-3-18</text:p>
          </table:table-cell>
          <table:table-cell/>
          <table:table-cell office:value-type="string">
            <text:p>Aparece un mensaje “el cliente cambio de razon social.“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Los valores en la columna Documento estan repedido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Cambian nombres patrimonio estrategias inmobiliaria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o se indica en el concepto que el numero corresponde al iv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o se indica la ciudad del cliente (cali)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UNV-C-2-19</text:p>
          </table:table-cell>
          <table:table-cell/>
          <table:table-cell office:value-type="string">
            <text:p>UNV-C-3-19</text:p>
          </table:table-cell>
          <table:table-cell/>
          <table:table-cell office:value-type="string">
            <text:p>Aparece un mensaje “el cliente cambio de razon social.“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Los valores en la columna Documento estan repedido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Cambian nombres patrimonio estrategias inmobiliaria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o se indica en el concepto que el numero corresponde al iv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o se indica la ciudad del cliente (cali)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UNV-C-2-20</text:p>
          </table:table-cell>
          <table:table-cell/>
          <table:table-cell office:value-type="string">
            <text:p>UNV-C-3-20</text:p>
          </table:table-cell>
          <table:table-cell/>
          <table:table-cell office:value-type="string">
            <text:p>Aparece un mensaje “el cliente cambio de razon social.“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Cambian nombres patrimonio estrategias inmobiliaria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o se indica en el concepto que el numero corresponde al iva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UNV-C-2-21</text:p>
          </table:table-cell>
          <table:table-cell/>
          <table:table-cell office:value-type="string">
            <text:p>UNV-C-3-21</text:p>
          </table:table-cell>
          <table:table-cell/>
          <table:table-cell office:value-type="string">
            <text:p>Aparece un mensaje “el cliente cambio de razon social.“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Cambian nombres patrimonio estrategias inmobiliarias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UNV-C-2-22</text:p>
          </table:table-cell>
          <table:table-cell/>
          <table:table-cell office:value-type="string">
            <text:p>UNV-C-3-22</text:p>
          </table:table-cell>
          <table:table-cell/>
          <table:table-cell office:value-type="string">
            <text:p>Aparece un mensaje “el cliente cambio de razon social.“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Los valores en la columna Documento estan repedido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Cambian nombres patrimonio estrategias inmobiliaria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o se indica en el concepto que el numero corresponde al iv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o se indica la ciudad del cliente (cali)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UNV-C-2-23</text:p>
          </table:table-cell>
          <table:table-cell/>
          <table:table-cell office:value-type="string">
            <text:p>UNV-C-3-23</text:p>
          </table:table-cell>
          <table:table-cell/>
          <table:table-cell office:value-type="string">
            <text:p>Aparece un mensaje “el cliente cambio de razon social.“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o se indica la ciudad del cliente (cali)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UNV-C-2-24</text:p>
          </table:table-cell>
          <table:table-cell/>
          <table:table-cell office:value-type="string">
            <text:p>UNV-C-3-24</text:p>
          </table:table-cell>
          <table:table-cell/>
          <table:table-cell office:value-type="string">
            <text:p>Aparece un mensaje “el cliente cambio de razon social.“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o se indica la ciudad del cliente (cali)</text:p>
          </table:table-cell>
          <table:table-cell table:number-columns-repeated="1015"/>
        </table:table-row>
        <table:table-row table:style-name="ro1" table:number-rows-repeated="104844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rocedimientos" table:style-name="ta1">
        <table:table-column table:style-name="co8" table:number-columns-repeated="7" table:default-cell-style-name="Default"/>
        <table:table-column table:style-name="co9" table:default-cell-style-name="Default"/>
        <table:table-row table:style-name="ro1">
          <table:table-cell table:style-name="ce5" office:value-type="string" table:number-columns-spanned="8" table:number-rows-spanned="1">
            <text:p>PROCEDIMIENTOS DE PRUEBAS</text:p>
          </table:table-cell>
          <table:covered-table-cell table:number-columns-repeated="7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 table:number-columns-spanned="7" table:number-rows-spanned="1">
            <text:p>Se cambio el valor de <text:span text:style-name="T1">mostrar_boton_actualizar_new_balance</text:span> de la tabla <text:span text:style-name="T1">system_configuration</text:span> de un valor = 1 a un valor = 2, en la aplicacion en <text:span text:style-name="T1">Facturacion:Cron Job</text:span> queda oculto el boton: execute new balance.</text:p>
          </table:table-cell>
          <table:covered-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9" office:value-type="string" table:number-columns-spanned="7" table:number-rows-spanned="1">
            <text:p>Se corrieron los scripts 22 y 23</text:p>
          </table:table-cell>
          <table:covered-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/>
          <table:table-cell table:style-name="ce10" office:value-type="string" table:number-columns-spanned="7" table:number-rows-spanned="1">
            <text:p>Se modifico el archivo <text:span text:style-name="T1">Configuracion.properties</text:span> que se encuentra dentro del archivo <text:span text:style-name="T1">terranvm_pdf.jar</text:span> </text:p>
          </table:table-cell>
          <table:covered-table-cell table:number-columns-repeated="6"/>
        </table:table-row>
      </table:table>
      <table:table table:name="General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row table:style-name="ro1">
          <table:table-cell table:style-name="ce2" office:value-type="string">
            <text:p>UBICACION</text:p>
          </table:table-cell>
          <table:table-cell table:style-name="ce3"/>
          <table:table-cell table:style-name="ce2" office:value-type="string">
            <text:p>OBSERVACION</text:p>
          </table:table-cell>
          <table:table-cell table:style-name="ce3"/>
          <table:table-cell table:style-name="ce1"/>
          <table:table-cell/>
        </table:table-row>
        <table:table-row table:style-name="ro1">
          <table:table-cell table:style-name="ce1" office:value-type="string">
            <text:p>11_MANDATO UNIVENTAS</text:p>
          </table:table-cell>
          <table:table-cell office:value-type="string">
            <text:p>UNV-C-2-1 al UNV-C-2-6</text:p>
          </table:table-cell>
          <table:table-cell table:style-name="ce1" office:value-type="string">
            <text:p>En los archivo antiguos aparece otra direccion (CARRERA 14 NO 93 – 68) otro NIT (830023134) y no aparece telefono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En todos los pdf falta colocar la ciudad del cliente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En todos los pdf los valores en la columna Documento estan repetido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En todos los pdf verificar los nombres y logos de patrimonio estrategias inmobiliarias y terranvm SAS 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En todos los pdf no se indica en el concepto que el numero corresponde al iva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UNV-C-3-1 – UNV-C-3-8 <text:s/>- <text:s text:c="2"/>UNV-C-3-10</text:p>
          </table:table-cell>
          <table:table-cell office:value-type="string">
            <text:p>Problemas en valores de los saldos.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2">06/12/2012</text:date>, <text:time>18:0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2T11:28:28</meta:creation-date>
    <dc:date>2012-06-12T18:09:15</dc:date>
    <meta:editing-duration>PT6H9M45S</meta:editing-duration>
    <meta:editing-cycles>29</meta:editing-cycles>
    <meta:generator>LibreOffice/3.4$Unix LibreOffice_project/340m1$Build-402</meta:generator>
    <meta:document-statistic meta:table-count="3" meta:cell-count="179" meta:object-count="0"/>
  </office:meta>
</office:document-meta>
</file>